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c91f5" officeooo:paragraph-rsid="000c91f5"/>
    </style:style>
    <style:style style:name="P2" style:family="paragraph" style:parent-style-name="Preformatted_20_Text">
      <style:text-properties fo:font-size="14pt" fo:font-weight="bold" officeooo:rsid="000c91f5" officeooo:paragraph-rsid="000c91f5" fo:background-color="#ff3333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officeooo:rsid="000c91f5" officeooo:paragraph-rsid="000c91f5" fo:background-color="#ff3333"/>
    </style:style>
    <style:style style:name="P4" style:family="paragraph" style:parent-style-name="Preformatted_20_Text">
      <style:text-properties officeooo:rsid="000ce481" officeooo:paragraph-rsid="000ce481"/>
    </style:style>
    <style:style style:name="P5" style:family="paragraph" style:parent-style-name="Preformatted_20_Text">
      <style:text-properties officeooo:rsid="000d5fb6" officeooo:paragraph-rsid="000d5fb6"/>
    </style:style>
    <style:style style:name="P6" style:family="paragraph" style:parent-style-name="Preformatted_20_Text">
      <style:text-properties officeooo:rsid="000ce481" officeooo:paragraph-rsid="000ce481" fo:background-color="#ff0000"/>
    </style:style>
    <style:style style:name="T1" style:family="text">
      <style:text-properties officeooo:rsid="000d5f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数据库：</text:p>
      <text:p text:style-name="P1"/>
      <text:p text:style-name="P3">user：</text:p>
      <text:p text:style-name="P1">id-&gt;primary key,</text:p>
      <text:p text:style-name="P1">email-&gt;用户使用邮箱进行登录，</text:p>
      <text:p text:style-name="P1">password-&gt;默认是“root”，</text:p>
      <text:p text:style-name="P1">address-&gt;country+city,eg:中国武汉，</text:p>
      <text:p text:style-name="P1">field：公司所属的领域，eg：IT。</text:p>
      <text:p text:style-name="P1"/>
      <text:p text:style-name="P3">job：</text:p>
      <text:p text:style-name="P1">id-&gt;primary key,</text:p>
      <text:p text:style-name="P1">position-&gt;对应需求之中的title，</text:p>
      <text:p text:style-name="P1">description-&gt;对此职位的要求或者描述，</text:p>
      <text:p text:style-name="P1">tags-&gt;标签，内容为五险一金/餐补……</text:p>
      <text:p text:style-name="P1">apply-&gt;应聘方式，存放联系方式（电话号码），</text:p>
      <text:p text:style-name="P1">expiry_date-&gt;招聘截至日期，</text:p>
      <text:p text:style-name="P1">category-&gt;工作的性质，包含四种（volunteer,contract,freelance,permanent）</text:p>
      <text:p text:style-name="P1">type-&gt;工作的类型，包含四种（Development,Product <text:tab/><text:tab/><text:tab/><text:tab/><text:tab/>manager,Designer,Marketing）,</text:p>
      <text:p text:style-name="P1">country,</text:p>
      <text:p text:style-name="P1">city,</text:p>
      <text:p text:style-name="P1">release_date-&gt;职位的发布时间，</text:p>
      <text:p text:style-name="P1">is_paid-&gt;竞价与否，数据为false或者true</text:p>
      <text:p text:style-name="P1">user_id-&gt;发布该信息的用户</text:p>
      <text:p text:style-name="P5">//is_showing-&gt;是否在轮播图之中展示，</text:p>
      <text:p text:style-name="P1"/>
      <text:p text:style-name="P1"/>
      <text:p text:style-name="P3">list：(用以用户查看用户发布的job信息)</text:p>
      <text:p text:style-name="P1">id</text:p>
      <text:p text:style-name="P1">user_id-&gt;用户的id，</text:p>
      <text:p text:style-name="P1">job_id-&gt;工作的id,</text:p>
      <text:p text:style-name="P1"/>
      <text:p text:style-name="P1"/>
      <text:p text:style-name="P3">field:</text:p>
      <text:p text:style-name="P1">id,</text:p>
      <text:p text:style-name="P1">name-&gt;领域名,include：IT，互联网，电子商务，金融，企业服务，教育……</text:p>
      <text:p text:style-name="P1"/>
      <text:p text:style-name="P1"/>
      <text:p text:style-name="P6">country:</text:p>
      <text:p text:style-name="P4">id→primary key, auto_increment, integer;</text:p>
      <text:p text:style-name="P4">code-&gt;eg:中国为CHN;</text:p>
      <text:p text:style-name="P4">name……属性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4T17:56:32.557383649</dc:date>
    <meta:editing-duration>PT6H17M2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3" meta:word-count="264" meta:character-count="660" meta:non-whitespace-character-count="649"/>
  </office:meta>
</office:document-meta>
</file>